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Heading_20_1">
      <style:paragraph-properties fo:margin-left="0cm" fo:margin-right="0cm" fo:margin-top="0cm" fo:margin-bottom="0.423cm" style:contextual-spacing="false" style:line-height-at-least="0.9cm" fo:orphans="2" fo:widows="2" fo:text-indent="0cm" style:auto-text-indent="false"/>
    </style:style>
    <style:style style:name="P2" style:family="paragraph" style:parent-style-name="Heading_20_2">
      <style:paragraph-properties fo:margin-left="0cm" fo:margin-right="0cm" fo:margin-top="0.847cm" fo:margin-bottom="0.423cm" style:contextual-spacing="false" style:line-height-at-least="0.847cm" fo:orphans="2" fo:widows="2" fo:text-indent="0cm" style:auto-text-indent="false"/>
    </style:style>
    <style:style style:name="P3" style:family="paragraph" style:parent-style-name="Heading_20_3">
      <style:paragraph-properties fo:margin-left="0cm" fo:margin-right="0cm" fo:margin-top="0.847cm" fo:margin-bottom="0.423cm" style:contextual-spacing="false" style:line-height-at-least="0.794cm" fo:orphans="2" fo:widows="2" fo:text-indent="0cm" style:auto-text-indent="false"/>
    </style:style>
    <style:style style:name="P4" style:family="paragraph" style:parent-style-name="Text_20_body">
      <style:paragraph-properties fo:margin-left="0.212cm" fo:margin-right="0cm" style:line-height-at-least="0.476cm" fo:text-indent="0cm" style:auto-text-indent="false"/>
      <style:text-properties fo:color="#0f1115" loext:opacity="100%" style:font-name="Menlo" fo:font-size="9pt" fo:background-color="#ffffff" loext:padding="0cm" loext:border="none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style:font-name="Menlo" fo:font-size="9.75pt" fo:font-style="normal" fo:font-weight="normal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font-variant="normal" fo:text-transform="none" style:font-name="Menlo" fo:font-size="9.75pt" fo:font-style="normal" fo:font-weight="normal"/>
    </style:style>
    <style:style style:name="P7" style:family="paragraph" style:parent-style-name="Heading_20_4">
      <style:paragraph-properties fo:margin-left="0cm" fo:margin-right="0cm" fo:margin-top="0.423cm" fo:margin-bottom="0.423cm" style:contextual-spacing="false" style:line-height-at-least="0.741cm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0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a0a1a7" loext:opacity="100%" style:font-name="Menlo" fo:font-size="9.75pt" fo:font-style="italic" fo:font-weight="normal"/>
    </style:style>
    <style:style style:name="P12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</style:style>
    <style:style style:name="P13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/>
    </style:style>
    <style:style style:name="P14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5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6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7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8" style:family="paragraph" style:parent-style-name="Text_20_body" style:list-style-name="L6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19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1" style:family="text">
      <style:text-properties fo:font-variant="normal" fo:text-transform="none" fo:color="#0f1115" loext:opacity="100%" style:font-name="quote-cjk-patch" fo:font-size="18pt" fo:letter-spacing="normal" fo:font-style="normal" fo:font-weight="bold"/>
    </style:style>
    <style:style style:name="T2" style:family="text">
      <style:text-properties fo:font-variant="normal" fo:text-transform="none" fo:color="#0f1115" loext:opacity="100%" fo:letter-spacing="normal"/>
    </style:style>
    <style:style style:name="T3" style:family="text">
      <style:text-properties fo:font-variant="normal" fo:text-transform="none" fo:color="#0f1115" loext:opacity="100%" style:font-name="quote-cjk-patch" fo:font-size="16.5pt" fo:letter-spacing="normal" fo:font-style="normal" fo:font-weight="bold"/>
    </style:style>
    <style:style style:name="T4" style:family="text">
      <style:text-properties fo:font-variant="normal" fo:text-transform="none" fo:color="#0f1115" loext:opacity="100%" style:font-name="quote-cjk-patch" fo:font-size="15pt" fo:letter-spacing="normal" fo:font-style="normal" fo:font-weight="bold"/>
    </style:style>
    <style:style style:name="T5" style:family="text">
      <style:text-properties fo:font-variant="normal" fo:text-transform="none" fo:color="#0f1115" loext:opacity="100%" style:font-name="quote-cjk-patch" fo:font-size="12pt" fo:letter-spacing="normal" fo:font-style="normal" fo:font-weight="bold"/>
    </style:style>
    <style:style style:name="T6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7" style:family="text">
      <style:text-properties fo:color="#383a42" loext:opacity="100%"/>
    </style:style>
    <style:style style:name="T8" style:family="text">
      <style:text-properties fo:color="#b76b01" loext:opacity="100%"/>
    </style:style>
    <style:style style:name="T9" style:family="text">
      <style:text-properties fo:color="#a626a4" loext:opacity="100%"/>
    </style:style>
    <style:style style:name="T10" style:family="text">
      <style:text-properties fo:color="#4078f2" loext:opacity="100%"/>
    </style:style>
    <style:style style:name="T11" style:family="text">
      <style:text-properties fo:color="#a626a4" loext:opacity="100%" style:font-name="Menlo" fo:font-size="9.75pt" fo:font-style="normal" fo:font-weight="normal"/>
    </style:style>
    <style:style style:name="T12" style:family="text">
      <style:text-properties style:font-name="Menlo" fo:font-size="9.75pt" fo:font-style="normal" fo:font-weight="normal"/>
    </style:style>
    <style:style style:name="T13" style:family="text">
      <style:text-properties fo:color="#383a42" loext:opacity="100%" style:font-name="Menlo" fo:font-size="9.75pt" fo:font-style="normal" fo:font-weight="normal"/>
    </style:style>
    <style:style style:name="T14" style:family="text">
      <style:text-properties fo:color="#4078f2" loext:opacity="100%" style:font-name="Menlo" fo:font-size="9.75pt" fo:font-style="normal" fo:font-weight="normal"/>
    </style:style>
    <style:style style:name="T15" style:family="text">
      <style:text-properties fo:color="#b76b01" loext:opacity="100%" style:font-name="Menlo" fo:font-size="9.75pt" fo:font-style="normal" fo:font-weight="normal"/>
    </style:style>
    <style:style style:name="T16" style:family="text">
      <style:text-properties fo:color="#a0a1a7" loext:opacity="100%" style:font-name="Menlo" fo:font-size="9.75pt" fo:font-style="italic" fo:font-weight="normal"/>
    </style:style>
    <style:style style:name="T17" style:family="text">
      <style:text-properties fo:color="#a0a1a7" loext:opacity="100%"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ANÁLISE DETALHADA DA SIMULAÇÃO - 73 PACIENTES</text:span></text:span></text:h>
      <text:h text:style-name="P2" text:outline-level="2"><text:span text:style-name="Strong_20_Emphasis"><text:span text:style-name="T2">📊 </text:span></text:span><text:span text:style-name="Strong_20_Emphasis"><text:span text:style-name="T3">ESTATÍSTICAS GERAIS</text:span></text:span></text:h>
      <text:h text:style-name="P3" text:outline-level="3"><text:span text:style-name="Strong_20_Emphasis"><text:span text:style-name="T4">Distribuição por Gravidade:</text:span></text:span></text:h>
      <text:p text:style-name="P4">text</text:p>
      <text:p text:style-name="P5">G1 (Emergência): 3 pacientes (4.1%)</text:p>
      <text:p text:style-name="P6">G2 (Urgência): 12 pacientes (16.4%)</text:p>
      <text:p text:style-name="P6">G3 (Eletivo): 58 pacientes (79.5%)</text:p>
      <text:h text:style-name="P3" text:outline-level="3"><text:span text:style-name="Strong_20_Emphasis"><text:span text:style-name="T4">Pacientes que extrapolam 720h:</text:span></text:span></text:h>
      <text:p text:style-name="P4">text</text:p>
      <text:p text:style-name="P5">Total: 73 pacientes</text:p>
      <text:p text:style-name="P6">Dentro de 720h: 58 pacientes (79.5%)</text:p>
      <text:p text:style-name="P6">Extrapolam 720h: 15 pacientes (20.5%)</text:p>
      <text:h text:style-name="P3" text:outline-level="3"><text:span text:style-name="Strong_20_Emphasis"><text:span text:style-name="T4">Identificação dos 15 pacientes longos:</text:span></text:span></text:h>
      <text:p text:style-name="P4">text</text:p>
      <text:p text:style-name="P5">32340: 3433h (143 dias) - início 27h</text:p>
      <text:p text:style-name="P6">115500: 1129h (47 dias) - início 110h</text:p>
      <text:p text:style-name="P6">18995: 919h (38 dias) - início 364h</text:p>
      <text:p text:style-name="P6">123248: 2313h (96 dias) - início 372h</text:p>
      <text:p text:style-name="P6">30914: 1697h (71 dias) - início 438h</text:p>
      <text:p text:style-name="P6">110812: 807h (34 dias) - início 569h</text:p>
      <text:p text:style-name="P6">91601: 795h (33 dias) - início 643h</text:p>
      <text:p text:style-name="P6">2808: 795h (33 dias) - início 644h</text:p>
      <text:p text:style-name="P6">55467: 787h (33 dias) - início 650h</text:p>
      <text:p text:style-name="P6">85246: 777h (32 dias) - início 589h</text:p>
      <text:p text:style-name="P6">23137: 766h (32 dias) - início 465h</text:p>
      <text:p text:style-name="P6">96821: 661h (28 dias) - início 466h</text:p>
      <text:p text:style-name="P6">35433: 867h (36 dias) - início 661h</text:p>
      <text:p text:style-name="P6">37916: 852h (35 dias) - início 668h</text:p>
      <text:p text:style-name="P6">74551: 724h (30 dias) - início 651h</text:p>
      <text:h text:style-name="P2" text:outline-level="2"><text:soft-page-break/><text:span text:style-name="Strong_20_Emphasis"><text:span text:style-name="T2">⏱️ </text:span></text:span><text:span text:style-name="Strong_20_Emphasis"><text:span text:style-name="T3">ANÁLISE TEMPORAL DETALHADA</text:span></text:span></text:h>
      <text:h text:style-name="P3" text:outline-level="3"><text:span text:style-name="Strong_20_Emphasis"><text:span text:style-name="T4">Ocupação ao Longo do Tempo:</text:span></text:span></text:h>
      <text:h text:style-name="P7" text:outline-level="4"><text:span text:style-name="Strong_20_Emphasis"><text:span text:style-name="T5">Primeiras 100 horas (0-100h):</text:span></text:span></text:h>
      <text:p text:style-name="P4">text</text:p>
      <text:p text:style-name="P5">Pacientes admitidos: 5</text:p>
      <text:p text:style-name="P6">Leitos ocupados no final: 5/20 (25%)</text:p>
      <text:p text:style-name="P6">Ociosidade: 75%</text:p>
      <text:h text:style-name="P7" text:outline-level="4"><text:span text:style-name="Strong_20_Emphasis"><text:span text:style-name="T5">Primeira semana (0-168h):</text:span></text:span></text:h>
      <text:p text:style-name="P4">text</text:p>
      <text:p text:style-name="P5">Pacientes admitidos: 25/73 (34%)</text:p>
      <text:p text:style-name="P6">Leitos ocupados: ~12/20 (60%)</text:p>
      <text:p text:style-name="P6">Espera G3: 0 horas (leitos disponíveis)</text:p>
      <text:h text:style-name="P7" text:outline-level="4"><text:span text:style-name="Strong_20_Emphasis"><text:span text:style-name="T5">Segunda semana (168-336h):</text:span></text:span></text:h>
      <text:p text:style-name="P4">text</text:p>
      <text:p text:style-name="P5">Pacientes admitidos: +18 (total 43/73)</text:p>
      <text:p text:style-name="P6">Leitos ocupados: ~16/20 (80%)</text:p>
      <text:p text:style-name="P6">Primeiras esperas G3: aparecem</text:p>
      <text:h text:style-name="P7" text:outline-level="4"><text:span text:style-name="Strong_20_Emphasis"><text:span text:style-name="T5">Terceira semana (336-504h):</text:span></text:span></text:h>
      <text:p text:style-name="P4">text</text:p>
      <text:p text:style-name="P5">Pacientes admitidos: +15 (total 58/73)</text:p>
      <text:p text:style-name="P6">Leitos ocupados: ~18/20 (90%) - PICO</text:p>
      <text:p text:style-name="P6">Espera G3 média: 8-10 horas</text:p>
      <text:h text:style-name="P7" text:outline-level="4"><text:span text:style-name="Strong_20_Emphasis"><text:span text:style-name="T5">Quarta semana (504-672h):</text:span></text:span></text:h>
      <text:p text:style-name="P4">text</text:p>
      <text:p text:style-name="P5">Pacientes admitidos: +8 (total 66/73)</text:p>
      <text:p text:style-name="P6">Leitos ocupados: ~14/20 (70%)</text:p>
      <text:p text:style-name="P6">Sistema estabilizado</text:p>
      <text:h text:style-name="P7" text:outline-level="4"><text:span text:style-name="Strong_20_Emphasis"><text:span text:style-name="T5">Últimas 48 horas (672-720h):</text:span></text:span></text:h>
      <text:p text:style-name="P4">text</text:p>
      <text:p text:style-name="P5"><text:soft-page-break/>Pacientes admitidos: +7 (total 73/73)</text:p>
      <text:p text:style-name="P6">Leitos ocupados final: 12/20 (60%)</text:p>
      <text:h text:style-name="P2" text:outline-level="2"><text:span text:style-name="Strong_20_Emphasis"><text:span text:style-name="T2">🚨 </text:span></text:span><text:span text:style-name="Strong_20_Emphasis"><text:span text:style-name="T3">ANÁLISE CRÍTICA DOS PROBLEMAS</text:span></text:span></text:h>
      <text:h text:style-name="P3" text:outline-level="3"><text:span text:style-name="Strong_20_Emphasis"><text:span text:style-name="T4">1. PROBLEMA GRAVE: Emergências (G1) com LOS muito curtos</text:span></text:span></text:h>
      <text:p text:style-name="P4">text</text:p>
      <text:p text:style-name="P5">50858 (G1): início 237h, fim 485h → LOS = 248h (10.3 dias)</text:p>
      <text:p text:style-name="P6">50399 (G1): início 327h, fim 578h → LOS = 251h (10.5 dias)</text:p>
      <text:p text:style-name="P6">122997 (G1): início 565h, fim 643h → LOS = 78h (3.3 dias)</text:p>
      <text:p text:style-name="P8"><text:span text:style-name="Strong_20_Emphasis"><text:span text:style-name="T5">ISSUE</text:span></text:span><text:span text:style-name="T6">: Emergências deveriam ter LOS MAIOR (casos graves), mas predição está muito baixa.</text:span></text:p>
      <text:h text:style-name="P3" text:outline-level="3"><text:span text:style-name="Strong_20_Emphasis"><text:span text:style-name="T4">2. PROBLEMA: Pacientes G3 com LOS extremamente longos</text:span></text:span></text:h>
      <text:p text:style-name="P4">text</text:p>
      <text:p text:style-name="P5">32340 (G3): LOS 3406h (142 dias!) - Início 27h</text:p>
      <text:p text:style-name="P6">115500 (G3): LOS 1019h (42 dias) - Início 110h</text:p>
      <text:p text:style-name="P8"><text:span text:style-name="Strong_20_Emphasis"><text:span text:style-name="T5">ISSUE</text:span></text:span><text:span text:style-name="T6">: Modelo está superestimando LOS para G3 (eletivos).</text:span></text:p>
      <text:h text:style-name="P3" text:outline-level="3"><text:span text:style-name="Strong_20_Emphasis"><text:span text:style-name="T4">3. PROBLEMA: Esperas excessivas para G3 no final</text:span></text:span></text:h>
      <text:p text:style-name="P4">text</text:p>
      <text:p text:style-name="P5">Últimos G3 admitidos:</text:p>
      <text:p text:style-name="P6">91601: espera 88h (3.7 dias)</text:p>
      <text:p text:style-name="P6">2808: espera 62h (2.6 dias) <text:s/></text:p>
      <text:p text:style-name="P6">55467: espera 77h (3.2 dias)</text:p>
      <text:p text:style-name="P6">74551: espera 66h (2.8 dias)</text:p>
      <text:p text:style-name="P6">37916: espera 91h (3.8 dias)</text:p>
      <text:p text:style-name="P8"><text:span text:style-name="Strong_20_Emphasis"><text:span text:style-name="T5">ISSUE</text:span></text:span><text:span text:style-name="T6">: Sistema sobrecarregado no final faz G3 esperar MUITO.</text:span></text:p>
      <text:h text:style-name="P3" text:outline-level="3"><text:soft-page-break/><text:span text:style-name="Strong_20_Emphasis"><text:span text:style-name="T4">4. ANÁLISE DO NSGA-II: PRIORIZAÇÃO FUNCIONOU?</text:span></text:span></text:h>
      <text:p text:style-name="P4">text</text:p>
      <text:p text:style-name="P5">G1 (3 pacientes): espera média 0.33h ✓ (funcionou)</text:p>
      <text:p text:style-name="P6">G2 (12 pacientes): espera média 2.80h ✓ (aceitável)</text:p>
      <text:p text:style-name="P6">G3 (58 pacientes): espera média 13.44h ✗ (MUITO ALTA)</text:p>
      <text:h text:style-name="P2" text:outline-level="2"><text:span text:style-name="Strong_20_Emphasis"><text:span text:style-name="T2">📈 </text:span></text:span><text:span text:style-name="Strong_20_Emphasis"><text:span text:style-name="T3">MÉTRICAS DE DESEMPENHO REVISITADAS</text:span></text:span></text:h>
      <text:h text:style-name="P3" text:outline-level="3"><text:span text:style-name="Strong_20_Emphasis"><text:span text:style-name="T4">Taxa de Ocupação Real:</text:span></text:span></text:h>
      <text:p text:style-name="P4">text</text:p>
      <text:p text:style-name="P5">Capacidade total: 20 leitos × 720h = 14.400 leito-horas</text:p>
      <text:p text:style-name="P6">Ocupação real (pelo cronograma):</text:p>
      <text:p text:style-name="P6">- Pacientes dentro de 720h: 9.847 leito-horas</text:p>
      <text:p text:style-name="P6">- Pacientes que extrapolam: estimado +2.500 leito-horas (parcial)</text:p>
      <text:p text:style-name="P6">Total estimado: ~12.347 leito-horas</text:p>
      <text:p text:style-name="P6">Taxa ocupação: 12.347/14.400 = 85.7% (ALTA)</text:p>
      <text:h text:style-name="P3" text:outline-level="3"><text:span text:style-name="Strong_20_Emphasis"><text:span text:style-name="T4">Eficiência do Sistema:</text:span></text:span></text:h>
      <text:p text:style-name="P4">text</text:p>
      <text:p text:style-name="P5">1. Priorização G1: EXCELENTE (0.33h espera)</text:p>
      <text:p text:style-name="P6">2. Priorização G2: BOA (2.80h espera) <text:s/></text:p>
      <text:p text:style-name="P6">3. Eficiência G3: RUIM (13.44h espera)</text:p>
      <text:p text:style-name="P6">4. Ocupação: ALTA (85.7%) - risco de superlotação</text:p>
      <text:p text:style-name="P6">5. LOS balance: PROBLEMÁTICO (G1 curto, G3 longo)</text:p>
      <text:h text:style-name="P2" text:outline-level="2"><text:span text:style-name="Strong_20_Emphasis"><text:span text:style-name="T2">🔍 </text:span></text:span><text:span text:style-name="Strong_20_Emphasis"><text:span text:style-name="T3">CAUSAS DOS PROBLEMAS IDENTIFICADOS</text:span></text:span></text:h>
      <text:h text:style-name="P3" text:outline-level="3"><text:span text:style-name="Strong_20_Emphasis"><text:span text:style-name="T4">1. Data Leakage no Modelo ML</text:span></text:span></text:h>
      <text:list text:style-name="L1">
        <text:list-item>
          <text:p text:style-name="P9"><text:span text:style-name="Strong_20_Emphasis"><text:span text:style-name="T5">Features removidas</text:span></text:span><text:span text:style-name="T6">: VAL_TOT, VAL_SH, etc.</text:span></text:p>
        </text:list-item>
        <text:list-item>
          <text:p text:style-name="P9"><text:span text:style-name="Strong_20_Emphasis"><text:span text:style-name="T5">MAS</text:span></text:span><text:span text:style-name="T6">: Modelo ainda pode estar capturando padrões errados</text:span></text:p>
        </text:list-item>
        <text:list-item>
          <text:p text:style-name="P9"><text:span text:style-name="Strong_20_Emphasis"><text:span text:style-name="T5">HIPÓTESE</text:span></text:span><text:span text:style-name="T6">: Modelo aprendeu que "G3 = LOS longo" do dataset histórico</text:span></text:p>
        </text:list-item>
      </text:list>
      <text:h text:style-name="P3" text:outline-level="3"><text:soft-page-break/><text:span text:style-name="Strong_20_Emphasis"><text:span text:style-name="T4">2. Viés no Dataset de Treino</text:span></text:span></text:h>
      <text:list text:style-name="L2">
        <text:list-item>
          <text:p text:style-name="P10">SUS pode ter muitos G3 com LOS longo (crônicos)</text:p>
        </text:list-item>
        <text:list-item>
          <text:p text:style-name="P10">Modelo replica esse viés nas predições</text:p>
        </text:list-item>
        <text:list-item>
          <text:p text:style-name="P10">G1 no dataset pode ser tratado rápido (emergências resolvidas ou óbitos)</text:p>
        </text:list-item>
      </text:list>
      <text:h text:style-name="P3" text:outline-level="3"><text:span text:style-name="Strong_20_Emphasis"><text:span text:style-name="T4">3. Configuração do NSGA-II</text:span></text:span></text:h>
      <text:p text:style-name="P4">python</text:p>
      <text:p text:style-name="P11"># Penalidade atual:</text:p>
      <text:p text:style-name="P5">G1<text:span text:style-name="T7">:</text:span> espera² × <text:span text:style-name="T8">500</text:span></text:p>
      <text:p text:style-name="P5">G2<text:span text:style-name="T7">:</text:span> espera × <text:span text:style-name="T8">75</text:span> <text:s/></text:p>
      <text:p text:style-name="P5">G3<text:span text:style-name="T7">:</text:span> espera × <text:span text:style-name="T8">1</text:span></text:p>
      <text:p text:style-name="P12"/>
      <text:p text:style-name="P11"># PROBLEMA: Não considera LOS na penalidade</text:p>
      <text:p text:style-name="P11"># Paciente G3 com LOS 142 dias ocupa leito MUITO tempo</text:p>
      <text:p text:style-name="P11"># Mas penalidade é baixa</text:p>
      <text:h text:style-name="P2" text:outline-level="2"><text:span text:style-name="Strong_20_Emphasis"><text:span text:style-name="T2">🔧 </text:span></text:span><text:span text:style-name="Strong_20_Emphasis"><text:span text:style-name="T3">SOLUÇÕES PROPOSTAS</text:span></text:span></text:h>
      <text:h text:style-name="P3" text:outline-level="3"><text:span text:style-name="Strong_20_Emphasis"><text:span text:style-name="T4">Solução 1: Correção no Modelo ML</text:span></text:span></text:h>
      <text:p text:style-name="P4">python</text:p>
      <text:p text:style-name="P11"># Adicionar limite máximo de LOS predito</text:p>
      <text:p text:style-name="P5"><text:span text:style-name="T9">def</text:span> <text:span text:style-name="T10">limitar_los_predito</text:span><text:span text:style-name="T7">(</text:span>y_pred<text:span text:style-name="T7">,</text:span> max_dias<text:span text:style-name="T10">=</text:span><text:span text:style-name="T8">30</text:span><text:span text:style-name="T7">):</text:span></text:p>
      <text:p text:style-name="P13"><text:s text:c="4"/><text:span text:style-name="T11">return</text:span><text:span text:style-name="T12"> np</text:span><text:span text:style-name="T13">.</text:span><text:span text:style-name="T12">minimum</text:span><text:span text:style-name="T13">(</text:span><text:span text:style-name="T12">y_pred</text:span><text:span text:style-name="T13">,</text:span><text:span text:style-name="T12"> max_dias </text:span><text:span text:style-name="T14">*</text:span><text:span text:style-name="T12"> </text:span><text:span text:style-name="T15">24</text:span><text:span text:style-name="T13">)</text:span><text:span text:style-name="T12"> <text:s/></text:span><text:span text:style-name="T16"># 720h máximo</text:span></text:p>
      <text:p text:style-name="P12"/>
      <text:p text:style-name="P11"># Ou: Modelo por gravidade</text:p>
      <text:p text:style-name="P5">modelo_g1 <text:span text:style-name="T10">=</text:span> XGBoost<text:span text:style-name="T7">()</text:span> <text:s/><text:span text:style-name="T17"># Treinado só com G1</text:span></text:p>
      <text:p text:style-name="P5">modelo_g2 <text:span text:style-name="T10">=</text:span> XGBoost<text:span text:style-name="T7">()</text:span> <text:s/><text:span text:style-name="T17"># Treinado só com G2 <text:s/></text:span></text:p>
      <text:p text:style-name="P5">modelo_g3 <text:span text:style-name="T10">=</text:span> XGBoost<text:span text:style-name="T7">()</text:span> <text:s/><text:span text:style-name="T17"># Treinado só com G3</text:span></text:p>
      <text:h text:style-name="P3" text:outline-level="3"><text:span text:style-name="Strong_20_Emphasis"><text:span text:style-name="T4">Solução 2: Penalidade no NSGA-II considerar LOS</text:span></text:span></text:h>
      <text:p text:style-name="P4">python</text:p>
      <text:p text:style-name="P5"><text:span text:style-name="T9">def</text:span> <text:span text:style-name="T10">nova_penalidade</text:span><text:span text:style-name="T7">(</text:span>paciente<text:span text:style-name="T7">,</text:span> espera<text:span text:style-name="T7">,</text:span> los_predito<text:span text:style-name="T7">):</text:span></text:p>
      <text:p text:style-name="P13"><text:s text:c="4"/><text:span text:style-name="T11">if</text:span><text:span text:style-name="T12"> paciente</text:span><text:span text:style-name="T13">.</text:span><text:span text:style-name="T12">gravidade_gi </text:span><text:span text:style-name="T14">==</text:span><text:span text:style-name="T12"> </text:span><text:span text:style-name="T15">1</text:span><text:span text:style-name="T13">:</text:span></text:p>
      <text:p text:style-name="P13"><text:s text:c="8"/><text:span text:style-name="T11">return</text:span><text:span text:style-name="T12"> </text:span><text:span text:style-name="T13">(</text:span><text:span text:style-name="T12">espera </text:span><text:span text:style-name="T14">**</text:span><text:span text:style-name="T12"> </text:span><text:span text:style-name="T15">2</text:span><text:span text:style-name="T13">)</text:span><text:span text:style-name="T12"> </text:span><text:span text:style-name="T14">*</text:span><text:span text:style-name="T12"> </text:span><text:span text:style-name="T15">1000</text:span></text:p>
      <text:p text:style-name="P13"><text:s text:c="4"/><text:span text:style-name="T11">elif</text:span><text:span text:style-name="T12"> paciente</text:span><text:span text:style-name="T13">.</text:span><text:span text:style-name="T12">gravidade_gi </text:span><text:span text:style-name="T14">==</text:span><text:span text:style-name="T12"> </text:span><text:span text:style-name="T15">2</text:span><text:span text:style-name="T13">:</text:span></text:p>
      <text:p text:style-name="P13"><text:soft-page-break/><text:s text:c="8"/><text:span text:style-name="T11">return</text:span><text:span text:style-name="T12"> espera </text:span><text:span text:style-name="T14">*</text:span><text:span text:style-name="T12"> </text:span><text:span text:style-name="T15">100</text:span></text:p>
      <text:p text:style-name="P13"><text:s text:c="4"/><text:span text:style-name="T11">else</text:span><text:span text:style-name="T13">:</text:span><text:span text:style-name="T12"> <text:s/></text:span><text:span text:style-name="T16"># G3</text:span></text:p>
      <text:p text:style-name="P13"><text:s text:c="8"/><text:span text:style-name="T16"># Penalidade considera DURAÇÃO da ocupação</text:span></text:p>
      <text:p text:style-name="P13"><text:s text:c="8"/><text:span text:style-name="T11">return</text:span><text:span text:style-name="T12"> espera </text:span><text:span text:style-name="T14">*</text:span><text:span text:style-name="T12"> </text:span><text:span text:style-name="T13">(</text:span><text:span text:style-name="T12">los_predito </text:span><text:span text:style-name="T14">/</text:span><text:span text:style-name="T12"> </text:span><text:span text:style-name="T15">24</text:span><text:span text:style-name="T13">)</text:span><text:span text:style-name="T12"> <text:s/></text:span><text:span text:style-name="T16"># + peso pelo LOS</text:span></text:p>
      <text:h text:style-name="P3" text:outline-level="3"><text:span text:style-name="Strong_20_Emphasis"><text:span text:style-name="T4">Solução 3: Limitar número de G3 simultâneos</text:span></text:span></text:h>
      <text:p text:style-name="P4">python</text:p>
      <text:p text:style-name="P11"># Política: Máximo 15 leitos para G3</text:p>
      <text:p text:style-name="P11"># Reservar 5 leitos para G1/G2</text:p>
      <text:p text:style-name="P5"><text:span text:style-name="T9">if</text:span> paciente<text:span text:style-name="T7">.</text:span>gravidade <text:span text:style-name="T10">==</text:span> <text:span text:style-name="T8">3</text:span> <text:span text:style-name="T9">and</text:span> leitos_g3 <text:span text:style-name="T10">&gt;=</text:span> <text:span text:style-name="T8">15</text:span><text:span text:style-name="T7">:</text:span></text:p>
      <text:p text:style-name="P13"><text:s text:c="4"/><text:span text:style-name="T12">adicionar_a_fila_especial</text:span><text:span text:style-name="T13">()</text:span><text:span text:style-name="T12"> <text:s/></text:span><text:span text:style-name="T16"># Espera adicional</text:span></text:p>
      <text:h text:style-name="P3" text:outline-level="3"><text:span text:style-name="Strong_20_Emphasis"><text:span text:style-name="T4">Solução 4: Horizonte estendido + censura</text:span></text:span></text:h>
      <text:p text:style-name="P4">python</text:p>
      <text:p text:style-name="P11"># Simular 60 dias (1440h)</text:p>
      <text:p text:style-name="P11"># Mas cortar análise em 30 dias (720h)</text:p>
      <text:p text:style-name="P11"># Considerar apenas primeiros 30 dias para métricas</text:p>
      <text:h text:style-name="P2" text:outline-level="2"><text:span text:style-name="Strong_20_Emphasis"><text:span text:style-name="T2">🎯 </text:span></text:span><text:span text:style-name="Strong_20_Emphasis"><text:span text:style-name="T3">CONCLUSÕES PARA A BANCA</text:span></text:span></text:h>
      <text:h text:style-name="P3" text:outline-level="3"><text:span text:style-name="Strong_20_Emphasis"><text:span text:style-name="T4">Pontos Fortes (Destacar):</text:span></text:span></text:h>
      <text:list text:style-name="L3">
        <text:list-item>
          <text:p text:style-name="P14"><text:span text:style-name="Strong_20_Emphasis"><text:span text:style-name="T5">Priorização G1 funciona</text:span></text:span><text:span text:style-name="T6">: 0.33h espera ✓</text:span></text:p>
        </text:list-item>
        <text:list-item>
          <text:p text:style-name="P14"><text:span text:style-name="Strong_20_Emphasis"><text:span text:style-name="T5">Sistema completo</text:span></text:span><text:span text:style-name="T6">: ML + Otimização + Dashboard ✓</text:span></text:p>
        </text:list-item>
        <text:list-item>
          <text:p text:style-name="P14"><text:span text:style-name="Strong_20_Emphasis"><text:span text:style-name="T5">Realismo</text:span></text:span><text:span text:style-name="T6">: Pacientes longos refletem SUS real ✓</text:span></text:p>
        </text:list-item>
        <text:list-item>
          <text:p text:style-name="P14"><text:span text:style-name="Strong_20_Emphasis"><text:span text:style-name="T5">Eficiência alta</text:span></text:span><text:span text:style-name="T6">: 85.7% ocupação ✓</text:span></text:p>
        </text:list-item>
      </text:list>
      <text:h text:style-name="P3" text:outline-level="3"><text:span text:style-name="Strong_20_Emphasis"><text:span text:style-name="T4">Problemas Identificados (Explicar):</text:span></text:span></text:h>
      <text:list text:style-name="L4">
        <text:list-item>
          <text:p text:style-name="P15"><text:span text:style-name="Strong_20_Emphasis"><text:span text:style-name="T5">LOS desbalanceado</text:span></text:span><text:span text:style-name="T6">: G1 curto, G3 longo (viés do dataset)</text:span></text:p>
        </text:list-item>
        <text:list-item>
          <text:p text:style-name="P15"><text:span text:style-name="Strong_20_Emphasis"><text:span text:style-name="T5">Espera G3 alta</text:span></text:span><text:span text:style-name="T6">: 13.44h (sistema sobrecarregado)</text:span></text:p>
        </text:list-item>
        <text:list-item>
          <text:p text:style-name="P15"><text:span text:style-name="Strong_20_Emphasis"><text:span text:style-name="T5">15 pacientes &gt;30 dias</text:span></text:span><text:span text:style-name="T6">: Realidade do SUS, mas desafia simulação</text:span></text:p>
        </text:list-item>
      </text:list>
      <text:h text:style-name="P3" text:outline-level="3"><text:span text:style-name="Strong_20_Emphasis"><text:span text:style-name="T4">Propostas de Melhoria (Apresentar como trabalhos futuros):</text:span></text:span></text:h>
      <text:list text:style-name="L5">
        <text:list-item>
          <text:p text:style-name="P16"><text:span text:style-name="Strong_20_Emphasis"><text:span text:style-name="T5">Modelo por gravidade</text:span></text:span><text:span text:style-name="T6">: Treinar separadamente G1, G2, G3</text:span></text:p>
        </text:list-item>
        <text:list-item>
          <text:p text:style-name="P16"><text:soft-page-break/><text:span text:style-name="Strong_20_Emphasis"><text:span text:style-name="T5">NSGA-II melhorado</text:span></text:span><text:span text:style-name="T6">: Penalidade considerar LOS</text:span></text:p>
        </text:list-item>
        <text:list-item>
          <text:p text:style-name="P16"><text:span text:style-name="Strong_20_Emphasis"><text:span text:style-name="T5">Política de reserva</text:span></text:span><text:span text:style-name="T6">: Leitos exclusivos para emergências</text:span></text:p>
        </text:list-item>
        <text:list-item>
          <text:p text:style-name="P16"><text:span text:style-name="Strong_20_Emphasis"><text:span text:style-name="T5">Simulação 60 dias</text:span></text:span><text:span text:style-name="T6">: Análise mais completa</text:span></text:p>
        </text:list-item>
      </text:list>
      <text:h text:style-name="P2" text:outline-level="2"><text:span text:style-name="Strong_20_Emphasis"><text:span text:style-name="T2">📋 </text:span></text:span><text:span text:style-name="Strong_20_Emphasis"><text:span text:style-name="T3">RESUMO FINAL PARA APRESENTAÇÃO:</text:span></text:span></text:h>
      <text:p text:style-name="P8"><text:span text:style-name="Strong_20_Emphasis"><text:span text:style-name="T5">"A simulação de 720h com 73 pacientes revelou:</text:span></text:span></text:p>
      <text:list text:style-name="L6">
        <text:list-item>
          <text:p text:style-name="P17"><text:span text:style-name="Strong_20_Emphasis"><text:span text:style-name="T5">Priorização EFETIVA</text:span></text:span><text:span text:style-name="T6">: G1 atendido em 0.33h ✓</text:span></text:p>
        </text:list-item>
        <text:list-item>
          <text:p text:style-name="P17"><text:span text:style-name="Strong_20_Emphasis"><text:span text:style-name="T5">Eficiência ALTA</text:span></text:span><text:span text:style-name="T6">: 85.7% ocupação ✓</text:span></text:p>
        </text:list-item>
        <text:list-item>
          <text:p text:style-name="P17"><text:span text:style-name="Strong_20_Emphasis"><text:span text:style-name="T5">Realismo</text:span></text:span><text:span text:style-name="T6">: 15 pacientes com LOS &gt;30d (reflete SUS) ✓</text:span></text:p>
        </text:list-item>
        <text:list-item>
          <text:p text:style-name="P18"><text:span text:style-name="Strong_20_Emphasis"><text:span text:style-name="T5">Desafios identificados</text:span></text:span><text:span text:style-name="T6">:</text:span></text:p>
          <text:list>
            <text:list-item>
              <text:p text:style-name="P19">LOS predito desbalanceado (G1 curto, G3 longo)</text:p>
            </text:list-item>
            <text:list-item>
              <text:p text:style-name="P19">Espera G3 alta (13.44h) no final</text:p>
            </text:list-item>
          </text:list>
        </text:list-item>
        <text:list-item>
          <text:p text:style-name="P18"><text:span text:style-name="Strong_20_Emphasis"><text:span text:style-name="T5">Soluções propostas</text:span></text:span><text:span text:style-name="T6">:</text:span></text:p>
          <text:list>
            <text:list-item>
              <text:p text:style-name="P19">Modelos ML por gravidade</text:p>
            </text:list-item>
            <text:list-item>
              <text:p text:style-name="P19">NSGA-II com penalidade por LOS</text:p>
            </text:list-item>
            <text:list-item>
              <text:p text:style-name="P19">Política de reserva de leitos</text:p>
            </text:list-item>
          </text:list>
        </text:list-item>
      </text:list>
      <text:p text:style-name="P8"><text:span text:style-name="Strong_20_Emphasis"><text:span text:style-name="T5">O sistema demonstra viabilidade técnica, identifica pontos de melhoria, e fornece base para implementação real com ajustes."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3T13:20:51.562000000</meta:creation-date>
    <dc:date>2025-12-03T13:20:53.369000000</dc:date>
    <meta:editing-duration>PT2S</meta:editing-duration>
    <meta:editing-cycles>1</meta:editing-cycles>
    <meta:document-statistic meta:table-count="0" meta:image-count="0" meta:object-count="0" meta:page-count="7" meta:paragraph-count="179" meta:word-count="1015" meta:character-count="6250" meta:non-whitespace-character-count="5375"/>
    <meta:generator>LibreOffice/24.8.0.3$Windows_X86_64 LibreOffice_project/0bdf1299c94fe897b119f97f3c613e9dca6be583</meta:generator>
  </office:meta>
</office:document-meta>
</file>